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6.77333333333333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6.93208333333333cm" style:use-optimal-column-width="true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1.666875cm" style:use-optimal-column-width="true"/>
    </style:style>
    <style:style style:name="co9" style:family="table-column">
      <style:table-column-properties fo:break-before="auto" style:column-width="6.6675cm" style:use-optimal-column-width="true"/>
    </style:style>
    <style:style style:name="co10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prim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umber of records, Number of threads, number of request/second, Action(methods), Total time in nano second), ProjectTyp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0,1,1,ALL,857743800,WEB_FLUX</text:p>
          </table:table-cell>
          <table:table-cell office:value-type="float" office:value="139004380" table:style-name="ce1">
            <text:p>13900438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0,1,1,ALL,721772100,SPRING_MVC</text:p>
          </table:table-cell>
          <table:table-cell office:value-type="float" office:value="77634610" table:style-name="ce1">
            <text:p>7763461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0,1,2,ALL,515502400,SPRING_MVC</text:p>
          </table:table-cell>
          <table:table-cell office:value-type="float" office:value="54823560" table:style-name="ce1">
            <text:p>548235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0,2,3,ALL,523106800,SPRING_MVC</text:p>
          </table:table-cell>
          <table:table-cell office:value-type="float" office:value="56450360" table:style-name="ce1">
            <text:p>564503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0,3,3,ALL,520536200,SPRING_MVC</text:p>
          </table:table-cell>
          <table:table-cell office:value-type="float" office:value="55924820" table:style-name="ce1">
            <text:p>55924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0,4,3,ALL,552049600,SPRING_MVC</text:p>
          </table:table-cell>
          <table:table-cell office:value-type="float" office:value="58562040" table:style-name="ce1">
            <text:p>585620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0,4,4,ALL,562467900,SPRING_MVC</text:p>
          </table:table-cell>
          <table:table-cell office:value-type="float" office:value="59799370" table:style-name="ce1">
            <text:p>597993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0,4,9,ALL,582883600,SPRING_MVC</text:p>
          </table:table-cell>
          <table:table-cell office:value-type="float" office:value="61924580" table:style-name="ce1">
            <text:p>6192458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0,4,16,ALL,540998900,SPRING_MVC</text:p>
          </table:table-cell>
          <table:table-cell office:value-type="float" office:value="58183160" table:style-name="ce1">
            <text:p>58183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0,4,32,ALL,551400100,SPRING_MVC</text:p>
          </table:table-cell>
          <table:table-cell office:value-type="float" office:value="59385820" table:style-name="ce1">
            <text:p>593858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0,4,64,ALL,542760800,SPRING_MVC</text:p>
          </table:table-cell>
          <table:table-cell office:value-type="float" office:value="58031290" table:style-name="ce1">
            <text:p>580312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300,4,128,ALL,705135800,SPRING_MVC</text:p>
          </table:table-cell>
          <table:table-cell office:value-type="float" office:value="74797000" table:style-name="ce1">
            <text:p>7479700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0,1,1,ALL,1313777200,WEB_FLUX</text:p>
          </table:table-cell>
          <table:table-cell office:value-type="float" office:value="212024980.09999999" table:style-name="ce1">
            <text:p>212024980,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0,1,1,ALL,1006422400,WEB_FLU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xperiment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300,1,1,ALL,891030800,SPRING_MVC</text:p>
          </table:table-cell>
          <table:table-cell office:value-type="float" office:value="95922730" table:style-name="ce1">
            <text:p>95922730</text:p>
          </table:table-cell>
          <table:table-cell office:value-type="string" table:style-name="ce1">
            <text:p>300,1,1,ALL,730029200,WEB_FLUX</text:p>
          </table:table-cell>
          <table:table-cell office:value-type="float" office:value="135488090" table:style-name="ce1">
            <text:p>135488090</text:p>
          </table:table-cell>
          <table:table-cell office:value-type="float" office:value="39565360" table:formula="of:=[.D26]-[.B26]" table:style-name="ce1">
            <text:p>395653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1,2,ALL,633133900,SPRING_MVC</text:p>
          </table:table-cell>
          <table:table-cell office:value-type="float" office:value="71024220" table:style-name="ce1">
            <text:p>71024220</text:p>
          </table:table-cell>
          <table:table-cell office:value-type="string" table:style-name="ce1">
            <text:p>300,1,2,ALL,2133625600,WEB_FLUX</text:p>
          </table:table-cell>
          <table:table-cell office:value-type="float" office:value="283262490" table:style-name="ce1">
            <text:p>283262490</text:p>
          </table:table-cell>
          <table:table-cell office:value-type="float" office:value="212238270" table:formula="of:=[.D27]-[.B27]" table:style-name="ce1">
            <text:p>2122382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1,4,ALL,640908600,SPRING_MVC</text:p>
          </table:table-cell>
          <table:table-cell office:value-type="float" office:value="67903090" table:style-name="ce1">
            <text:p>67903090</text:p>
          </table:table-cell>
          <table:table-cell office:value-type="string" table:style-name="ce1">
            <text:p>300,1,4,ALL,740932400,WEB_FLUX</text:p>
          </table:table-cell>
          <table:table-cell office:value-type="float" office:value="143295880" table:style-name="ce1">
            <text:p>143295880</text:p>
          </table:table-cell>
          <table:table-cell office:value-type="float" office:value="75392790" table:formula="of:=[.D28]-[.B28]" table:style-name="ce1">
            <text:p>753927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1,16,ALL,636238500,SPRING_MVC</text:p>
          </table:table-cell>
          <table:table-cell office:value-type="float" office:value="66760860" table:style-name="ce1">
            <text:p>66760860</text:p>
          </table:table-cell>
          <table:table-cell office:value-type="string" table:style-name="ce1">
            <text:p>300,1,16,ALL,727297000,WEB_FLUX</text:p>
          </table:table-cell>
          <table:table-cell office:value-type="float" office:value="158896270" table:style-name="ce1">
            <text:p>158896270</text:p>
          </table:table-cell>
          <table:table-cell office:value-type="float" office:value="92135410" table:formula="of:=[.D29]-[.B29]" table:style-name="ce1">
            <text:p>921354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1,32,ALL,553684900,SPRING_MVC</text:p>
          </table:table-cell>
          <table:table-cell office:value-type="float" office:value="58206050" table:style-name="ce1">
            <text:p>58206050</text:p>
          </table:table-cell>
          <table:table-cell office:value-type="string" table:style-name="ce1">
            <text:p>300,1,32,ALL,740050000,WEB_FLUX</text:p>
          </table:table-cell>
          <table:table-cell office:value-type="float" office:value="180567230" table:style-name="ce1">
            <text:p>180567230</text:p>
          </table:table-cell>
          <table:table-cell office:value-type="float" office:value="122361180" table:formula="of:=[.D30]-[.B30]" table:style-name="ce1">
            <text:p>1223611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1,64,ALL,530152200,SPRING_MVC</text:p>
          </table:table-cell>
          <table:table-cell office:value-type="float" office:value="55599110" table:style-name="ce1">
            <text:p>55599110</text:p>
          </table:table-cell>
          <table:table-cell office:value-type="string" table:style-name="ce1">
            <text:p>300,1,64,ALL,739221800,WEB_FLUX</text:p>
          </table:table-cell>
          <table:table-cell office:value-type="float" office:value="157893980" table:style-name="ce1">
            <text:p>157893980</text:p>
          </table:table-cell>
          <table:table-cell office:value-type="float" office:value="102294870" table:formula="of:=[.D31]-[.B31]" table:style-name="ce1">
            <text:p>1022948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1,128,ALL,519521600,SPRING_MVC</text:p>
          </table:table-cell>
          <table:table-cell office:value-type="float" office:value="54379450" table:style-name="ce1">
            <text:p>54379450</text:p>
          </table:table-cell>
          <table:table-cell office:value-type="string" table:style-name="ce1">
            <text:p>300,1,128,ALL,713050000,WEB_FLUX</text:p>
          </table:table-cell>
          <table:table-cell office:value-type="float" office:value="153745980" table:style-name="ce1">
            <text:p>153745980</text:p>
          </table:table-cell>
          <table:table-cell office:value-type="float" office:value="99366530" table:formula="of:=[.D32]-[.B32]" table:style-name="ce1">
            <text:p>993665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1,256,ALL,537089000,SPRING_MVC</text:p>
          </table:table-cell>
          <table:table-cell office:value-type="float" office:value="56291810" table:style-name="ce1">
            <text:p>56291810</text:p>
          </table:table-cell>
          <table:table-cell office:value-type="string" table:style-name="ce1">
            <text:p>300,1,256,ALL,745497100,WEB_FLUX</text:p>
          </table:table-cell>
          <table:table-cell office:value-type="float" office:value="163211100" table:style-name="ce1">
            <text:p>163211100</text:p>
          </table:table-cell>
          <table:table-cell office:value-type="float" office:value="106919290" table:formula="of:=[.D33]-[.B33]" table:style-name="ce1">
            <text:p>1069192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1,512,ALL,506498800,SPRING_MVC</text:p>
          </table:table-cell>
          <table:table-cell office:value-type="float" office:value="53199830" table:style-name="ce1">
            <text:p>53199830</text:p>
          </table:table-cell>
          <table:table-cell office:value-type="string" table:style-name="ce1">
            <text:p>300,1,512,ALL,738486500,WEB_FLUX</text:p>
          </table:table-cell>
          <table:table-cell office:value-type="float" office:value="146869320" table:style-name="ce1">
            <text:p>146869320</text:p>
          </table:table-cell>
          <table:table-cell office:value-type="float" office:value="93669490" table:formula="of:=[.D34]-[.B34]" table:style-name="ce1">
            <text:p>936694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1,1024,ALL,526061000,SPRING_MVC</text:p>
          </table:table-cell>
          <table:table-cell office:value-type="float" office:value="55236070" table:style-name="ce1">
            <text:p>55236070</text:p>
          </table:table-cell>
          <table:table-cell office:value-type="string" table:style-name="ce1">
            <text:p>300,1,1024,ALL,715553000,WEB_FLUX</text:p>
          </table:table-cell>
          <table:table-cell office:value-type="float" office:value="149518080" table:style-name="ce1">
            <text:p>149518080</text:p>
          </table:table-cell>
          <table:table-cell office:value-type="float" office:value="94282010" table:formula="of:=[.D35]-[.B35]" table:style-name="ce1">
            <text:p>942820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1,5000,ALL,544315300,SPRING_MVC</text:p>
          </table:table-cell>
          <table:table-cell office:value-type="float" office:value="56966550" table:style-name="ce1">
            <text:p>56966550</text:p>
          </table:table-cell>
          <table:table-cell office:value-type="string" table:style-name="ce1">
            <text:p>300,1,5000,ALL,742885700,WEB_FLUX</text:p>
          </table:table-cell>
          <table:table-cell office:value-type="float" office:value="158434650" table:style-name="ce1">
            <text:p>158434650</text:p>
          </table:table-cell>
          <table:table-cell office:value-type="float" office:value="101468100" table:formula="of:=[.D36]-[.B36]" table:style-name="ce1">
            <text:p>101468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1,10000,ALL,522227500,SPRING_MVC</text:p>
          </table:table-cell>
          <table:table-cell office:value-type="float" office:value="55141670" table:style-name="ce1">
            <text:p>55141670</text:p>
          </table:table-cell>
          <table:table-cell office:value-type="string" table:style-name="ce1">
            <text:p>300,1,10000,ALL,716558000,WEB_FLUX</text:p>
          </table:table-cell>
          <table:table-cell office:value-type="float" office:value="155447480" table:style-name="ce1">
            <text:p>155447480</text:p>
          </table:table-cell>
          <table:table-cell office:value-type="float" office:value="100305810" table:formula="of:=[.D37]-[.B37]" table:style-name="ce1">
            <text:p>100305810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300,2,1,ALL,551815200,SPRING_MVC</text:p>
          </table:table-cell>
          <table:table-cell office:value-type="float" office:value="59934230" table:style-name="ce1">
            <text:p>59934230</text:p>
          </table:table-cell>
          <table:table-cell office:value-type="string" table:style-name="ce1">
            <text:p>300,2,1,ALL,923481600,WEB_FLUX</text:p>
          </table:table-cell>
          <table:table-cell office:value-type="float" office:value="241758300" table:style-name="ce1">
            <text:p>241758300</text:p>
          </table:table-cell>
          <table:table-cell office:value-type="float" office:value="181824070" table:formula="of:=[.D40]-[.B40]" table:style-name="ce1">
            <text:p>1818240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2,ALL,554649700,SPRING_MVC</text:p>
          </table:table-cell>
          <table:table-cell office:value-type="float" office:value="60298280" table:style-name="ce1">
            <text:p>60298280</text:p>
          </table:table-cell>
          <table:table-cell office:value-type="string" table:style-name="ce1">
            <text:p>300,2,2,ALL,749828700,WEB_FLUX</text:p>
          </table:table-cell>
          <table:table-cell office:value-type="float" office:value="259311790" table:style-name="ce1">
            <text:p>259311790</text:p>
          </table:table-cell>
          <table:table-cell office:value-type="float" office:value="199013510" table:formula="of:=[.D41]-[.B41]" table:style-name="ce1">
            <text:p>1990135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5,ALL,532925300,SPRING_MVC</text:p>
          </table:table-cell>
          <table:table-cell office:value-type="float" office:value="56394040" table:style-name="ce1">
            <text:p>56394040</text:p>
          </table:table-cell>
          <table:table-cell office:value-type="string" table:style-name="ce1">
            <text:p>300,2,5,ALL,614667900,WEB_FLUX</text:p>
          </table:table-cell>
          <table:table-cell office:value-type="float" office:value="169381220" table:style-name="ce1">
            <text:p>169381220</text:p>
          </table:table-cell>
          <table:table-cell office:value-type="float" office:value="112987180" table:formula="of:=[.D42]-[.B42]" table:style-name="ce1">
            <text:p>1129871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10,ALL,542078000,SPRING_MVC</text:p>
          </table:table-cell>
          <table:table-cell office:value-type="float" office:value="57285180" table:style-name="ce1">
            <text:p>57285180</text:p>
          </table:table-cell>
          <table:table-cell office:value-type="string" table:style-name="ce1">
            <text:p>300,2,10,ALL,750160700,WEB_FLUX</text:p>
          </table:table-cell>
          <table:table-cell office:value-type="float" office:value="186186880" table:style-name="ce1">
            <text:p>186186880</text:p>
          </table:table-cell>
          <table:table-cell office:value-type="float" office:value="128901700" table:formula="of:=[.D43]-[.B43]" table:style-name="ce1">
            <text:p>1289017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100,ALL,551558100,SPRING_MVC</text:p>
          </table:table-cell>
          <table:table-cell office:value-type="float" office:value="57882990" table:style-name="ce1">
            <text:p>57882990</text:p>
          </table:table-cell>
          <table:table-cell office:value-type="string" table:style-name="ce1">
            <text:p>300,2,100,ALL,747111500,WEB_FLUX</text:p>
          </table:table-cell>
          <table:table-cell office:value-type="float" office:value="171523980" table:style-name="ce1">
            <text:p>171523980</text:p>
          </table:table-cell>
          <table:table-cell office:value-type="float" office:value="113640990" table:formula="of:=[.D44]-[.B44]" table:style-name="ce1">
            <text:p>113640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500,ALL,560478300,SPRING_MVC</text:p>
          </table:table-cell>
          <table:table-cell office:value-type="float" office:value="59472990" table:style-name="ce1">
            <text:p>59472990</text:p>
          </table:table-cell>
          <table:table-cell office:value-type="string" table:style-name="ce1">
            <text:p>300,2,500,ALL,907012800,WEB_FLUX</text:p>
          </table:table-cell>
          <table:table-cell office:value-type="float" office:value="187246290" table:style-name="ce1">
            <text:p>187246290</text:p>
          </table:table-cell>
          <table:table-cell office:value-type="float" office:value="127773300" table:formula="of:=[.D45]-[.B45]" table:style-name="ce1">
            <text:p>1277733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1000,ALL,563255400,SPRING_MVC</text:p>
          </table:table-cell>
          <table:table-cell office:value-type="float" office:value="59785890" table:style-name="ce1">
            <text:p>59785890</text:p>
          </table:table-cell>
          <table:table-cell office:value-type="string" table:style-name="ce1">
            <text:p>300,2,1000,ALL,786790800,WEB_FLUX</text:p>
          </table:table-cell>
          <table:table-cell office:value-type="float" office:value="232813720" table:style-name="ce1">
            <text:p>232813720</text:p>
          </table:table-cell>
          <table:table-cell office:value-type="float" office:value="173027830" table:formula="of:=[.D46]-[.B46]" table:style-name="ce1">
            <text:p>1730278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10000,ALL,586642800,SPRING_MVC</text:p>
          </table:table-cell>
          <table:table-cell office:value-type="float" office:value="62235090" table:style-name="ce1">
            <text:p>62235090</text:p>
          </table:table-cell>
          <table:table-cell office:value-type="string" table:style-name="ce1">
            <text:p>300,2,10000,ALL,926261200,WEB_FLUX</text:p>
          </table:table-cell>
          <table:table-cell office:value-type="float" office:value="252298750" table:style-name="ce1">
            <text:p>252298750</text:p>
          </table:table-cell>
          <table:table-cell office:value-type="float" office:value="190063660" table:formula="of:=[.D47]-[.B47]" table:style-name="ce1">
            <text:p>19006366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0,4,1,ALL,665913000,SPRING_MVC</text:p>
          </table:table-cell>
          <table:table-cell office:value-type="float" office:value="71573550" table:style-name="ce1">
            <text:p>71573550</text:p>
          </table:table-cell>
          <table:table-cell office:value-type="string" table:style-name="ce1">
            <text:p>300,4,1,ALL,1088486900,WEB_FLUX</text:p>
          </table:table-cell>
          <table:table-cell office:value-type="float" office:value="382321520" table:style-name="ce1">
            <text:p>382321520</text:p>
          </table:table-cell>
          <table:table-cell office:value-type="float" office:value="310747970" table:formula="of:=[.D49]-[.B49]" table:style-name="ce1">
            <text:p>310747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2,ALL,604904700,SPRING_MVC</text:p>
          </table:table-cell>
          <table:table-cell office:value-type="float" office:value="65524200" table:style-name="ce1">
            <text:p>65524200</text:p>
          </table:table-cell>
          <table:table-cell office:value-type="string" table:style-name="ce1">
            <text:p>300,4,2,ALL,896619800,WEB_FLUX</text:p>
          </table:table-cell>
          <table:table-cell office:value-type="float" office:value="364366490" table:style-name="ce1">
            <text:p>364366490</text:p>
          </table:table-cell>
          <table:table-cell office:value-type="float" office:value="298842290" table:formula="of:=[.D50]-[.B50]" table:style-name="ce1">
            <text:p>2988422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5,ALL,583727100,SPRING_MVC</text:p>
          </table:table-cell>
          <table:table-cell office:value-type="float" office:value="61634200" table:style-name="ce1">
            <text:p>61634200</text:p>
          </table:table-cell>
          <table:table-cell office:value-type="string" table:style-name="ce1">
            <text:p>300,4,5,ALL,768664800,WEB_FLUX</text:p>
          </table:table-cell>
          <table:table-cell office:value-type="float" office:value="248920730" table:style-name="ce1">
            <text:p>248920730</text:p>
          </table:table-cell>
          <table:table-cell office:value-type="float" office:value="187286530" table:formula="of:=[.D51]-[.B51]" table:style-name="ce1">
            <text:p>1872865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10,ALL,576388700,SPRING_MVC</text:p>
          </table:table-cell>
          <table:table-cell office:value-type="float" office:value="61299110" table:style-name="ce1">
            <text:p>61299110</text:p>
          </table:table-cell>
          <table:table-cell office:value-type="string" table:style-name="ce1">
            <text:p>300,4,10,ALL,947038400,WEB_FLUX</text:p>
          </table:table-cell>
          <table:table-cell office:value-type="float" office:value="280580250" table:style-name="ce1">
            <text:p>280580250</text:p>
          </table:table-cell>
          <table:table-cell office:value-type="float" office:value="219281140" table:formula="of:=[.D52]-[.B52]" table:style-name="ce1">
            <text:p>2192811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100,ALL,563730200,SPRING_MVC</text:p>
          </table:table-cell>
          <table:table-cell office:value-type="float" office:value="60553050" table:style-name="ce1">
            <text:p>60553050</text:p>
          </table:table-cell>
          <table:table-cell office:value-type="string" table:style-name="ce1">
            <text:p>300,4,100,ALL,959522600,WEB_FLUX</text:p>
          </table:table-cell>
          <table:table-cell office:value-type="float" office:value="253449740" table:style-name="ce1">
            <text:p>253449740</text:p>
          </table:table-cell>
          <table:table-cell office:value-type="float" office:value="192896690" table:formula="of:=[.D53]-[.B53]" table:style-name="ce1">
            <text:p>1928966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500,ALL,637307900,SPRING_MVC</text:p>
          </table:table-cell>
          <table:table-cell office:value-type="float" office:value="67766990" table:style-name="ce1">
            <text:p>67766990</text:p>
          </table:table-cell>
          <table:table-cell office:value-type="string" table:style-name="ce1">
            <text:p>300,4,500,ALL,948538800,WEB_FLUX</text:p>
          </table:table-cell>
          <table:table-cell office:value-type="float" office:value="246283280" table:style-name="ce1">
            <text:p>246283280</text:p>
          </table:table-cell>
          <table:table-cell office:value-type="float" office:value="178516290" table:formula="of:=[.D54]-[.B54]" table:style-name="ce1">
            <text:p>1785162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1000,ALL,720090000,SPRING_MVC</text:p>
          </table:table-cell>
          <table:table-cell office:value-type="float" office:value="76248510" table:style-name="ce1">
            <text:p>76248510</text:p>
          </table:table-cell>
          <table:table-cell office:value-type="string" table:style-name="ce1">
            <text:p>300,4,1000,ALL,754892700,WEB_FLUX</text:p>
          </table:table-cell>
          <table:table-cell office:value-type="float" office:value="292395440" table:style-name="ce1">
            <text:p>292395440</text:p>
          </table:table-cell>
          <table:table-cell office:value-type="float" office:value="216146930" table:formula="of:=[.D55]-[.B55]" table:style-name="ce1">
            <text:p>2161469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10000,ALL,739035000,SPRING_MVC</text:p>
          </table:table-cell>
          <table:table-cell office:value-type="float" office:value="78343930" table:style-name="ce1">
            <text:p>78343930</text:p>
          </table:table-cell>
          <table:table-cell office:value-type="string" table:style-name="ce1">
            <text:p>300,4,10000,ALL,1034513000,WEB_FLUX</text:p>
          </table:table-cell>
          <table:table-cell office:value-type="float" office:value="274132830" table:style-name="ce1">
            <text:p>274132830</text:p>
          </table:table-cell>
          <table:table-cell office:value-type="float" office:value="195788900" table:formula="of:=[.D56]-[.B56]" table:style-name="ce1">
            <text:p>1957889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0,8,1,ALL,6232700,SPRING_MVC</text:p>
          </table:table-cell>
          <table:table-cell office:value-type="float" office:value="4551250" table:style-name="ce1">
            <text:p>4551250</text:p>
          </table:table-cell>
          <table:table-cell office:value-type="string" table:style-name="ce1">
            <text:p>300,8,1,ALL,75523800,WEB_FLUX</text:p>
          </table:table-cell>
          <table:table-cell office:value-type="float" office:value="88973850" table:style-name="ce1">
            <text:p>88973850</text:p>
          </table:table-cell>
          <table:table-cell office:value-type="float" office:value="84422600" table:formula="of:=[.D58]-[.B58]" table:style-name="ce1">
            <text:p>844226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2,ALL,3770000,SPRING_MVC</text:p>
          </table:table-cell>
          <table:table-cell office:value-type="float" office:value="5108780" table:style-name="ce1">
            <text:p>5108780</text:p>
          </table:table-cell>
          <table:table-cell office:value-type="string" table:style-name="ce1">
            <text:p>300,8,2,ALL,202393000,WEB_FLUX</text:p>
          </table:table-cell>
          <table:table-cell office:value-type="float" office:value="148441300" table:style-name="ce1">
            <text:p>148441300</text:p>
          </table:table-cell>
          <table:table-cell office:value-type="float" office:value="143332520" table:formula="of:=[.D59]-[.B59]" table:style-name="ce1">
            <text:p>1433325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5,ALL,3299800,SPRING_MVC</text:p>
          </table:table-cell>
          <table:table-cell office:value-type="float" office:value="3827180" table:style-name="ce1">
            <text:p>3827180</text:p>
          </table:table-cell>
          <table:table-cell office:value-type="string" table:style-name="ce1">
            <text:p>300,8,5,ALL,207632100,WEB_FLUX</text:p>
          </table:table-cell>
          <table:table-cell office:value-type="float" office:value="171683220" table:style-name="ce1">
            <text:p>171683220</text:p>
          </table:table-cell>
          <table:table-cell office:value-type="float" office:value="167856040" table:formula="of:=[.D60]-[.B60]" table:style-name="ce1">
            <text:p>1678560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10,ALL,2914900,SPRING_MVC</text:p>
          </table:table-cell>
          <table:table-cell office:value-type="float" office:value="4057690" table:style-name="ce1">
            <text:p>4057690</text:p>
          </table:table-cell>
          <table:table-cell office:value-type="string" table:style-name="ce1">
            <text:p>300,8,10,ALL,144726100,WEB_FLUX</text:p>
          </table:table-cell>
          <table:table-cell office:value-type="float" office:value="154749240" table:style-name="ce1">
            <text:p>154749240</text:p>
          </table:table-cell>
          <table:table-cell office:value-type="float" office:value="150691550" table:formula="of:=[.D61]-[.B61]" table:style-name="ce1">
            <text:p>1506915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100,ALL,3024100,SPRING_MVC</text:p>
          </table:table-cell>
          <table:table-cell office:value-type="float" office:value="3313760" table:style-name="ce1">
            <text:p>3313760</text:p>
          </table:table-cell>
          <table:table-cell office:value-type="string" table:style-name="ce1">
            <text:p>300,8,100,ALL,143026800,WEB_FLUX</text:p>
          </table:table-cell>
          <table:table-cell office:value-type="float" office:value="167566320" table:style-name="ce1">
            <text:p>167566320</text:p>
          </table:table-cell>
          <table:table-cell office:value-type="float" office:value="164252560" table:formula="of:=[.D62]-[.B62]" table:style-name="ce1">
            <text:p>1642525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500,ALL,5245700,SPRING_MVC</text:p>
          </table:table-cell>
          <table:table-cell office:value-type="float" office:value="4455120" table:style-name="ce1">
            <text:p>4455120</text:p>
          </table:table-cell>
          <table:table-cell office:value-type="string" table:style-name="ce1">
            <text:p>300,8,500,ALL,122313900,WEB_FLUX</text:p>
          </table:table-cell>
          <table:table-cell office:value-type="float" office:value="160630250" table:style-name="ce1">
            <text:p>160630250</text:p>
          </table:table-cell>
          <table:table-cell office:value-type="float" office:value="156175130" table:formula="of:=[.D63]-[.B63]" table:style-name="ce1">
            <text:p>1561751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1000,ALL,3753100,SPRING_MVC</text:p>
          </table:table-cell>
          <table:table-cell office:value-type="float" office:value="3881680" table:style-name="ce1">
            <text:p>3881680</text:p>
          </table:table-cell>
          <table:table-cell office:value-type="string" table:style-name="ce1">
            <text:p>300,8,1000,ALL,150562500,WEB_FLUX</text:p>
          </table:table-cell>
          <table:table-cell office:value-type="float" office:value="135503150" table:style-name="ce1">
            <text:p>135503150</text:p>
          </table:table-cell>
          <table:table-cell office:value-type="float" office:value="131621470" table:formula="of:=[.D64]-[.B64]" table:style-name="ce1">
            <text:p>1316214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10000,ALL,3559800,SPRING_MVC</text:p>
          </table:table-cell>
          <table:table-cell office:value-type="float" office:value="4113710" table:style-name="ce1">
            <text:p>4113710</text:p>
          </table:table-cell>
          <table:table-cell office:value-type="string" table:style-name="ce1">
            <text:p>300,8,10000,ALL,100055100,WEB_FLUX</text:p>
          </table:table-cell>
          <table:table-cell office:value-type="float" office:value="146554690" table:style-name="ce1">
            <text:p>146554690</text:p>
          </table:table-cell>
          <table:table-cell office:value-type="float" office:value="142440980" table:formula="of:=[.D65]-[.B65]" table:style-name="ce1">
            <text:p>14244098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read tes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300,1,10,ALL,559895400,SPRING_MVC</text:p>
          </table:table-cell>
          <table:table-cell office:value-type="float" office:value="59086600" table:style-name="ce1">
            <text:p>59086600</text:p>
          </table:table-cell>
          <table:table-cell office:value-type="string" table:style-name="ce1">
            <text:p>300,1,10,ALL,714139500,WEB_FLUX</text:p>
          </table:table-cell>
          <table:table-cell office:value-type="float" office:value="278130105" table:style-name="ce1">
            <text:p>278130105</text:p>
          </table:table-cell>
          <table:table-cell office:value-type="float" office:value="219043505" table:formula="of:=[.D70]-[.B70]" table:style-name="ce1">
            <text:p>2190435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10,ALL,569476200,SPRING_MVC</text:p>
          </table:table-cell>
          <table:table-cell office:value-type="float" office:value="59922410" table:style-name="ce1">
            <text:p>59922410</text:p>
          </table:table-cell>
          <table:table-cell office:value-type="string" table:style-name="ce1">
            <text:p>300,2,10,ALL,713206600,WEB_FLUX</text:p>
          </table:table-cell>
          <table:table-cell office:value-type="float" office:value="172693360" table:style-name="ce1">
            <text:p>172693360</text:p>
          </table:table-cell>
          <table:table-cell office:value-type="float" office:value="112770950" table:formula="of:=[.D71]-[.B71]" table:style-name="ce1">
            <text:p>1127709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10,ALL,585496200,SPRING_MVC</text:p>
          </table:table-cell>
          <table:table-cell office:value-type="float" office:value="62276630" table:style-name="ce1">
            <text:p>62276630</text:p>
          </table:table-cell>
          <table:table-cell office:value-type="string" table:style-name="ce1">
            <text:p>300,4,10,ALL,1062792900,WEB_FLUX</text:p>
          </table:table-cell>
          <table:table-cell office:value-type="float" office:value="301286220" table:style-name="ce1">
            <text:p>301286220</text:p>
          </table:table-cell>
          <table:table-cell office:value-type="float" office:value="239009590" table:formula="of:=[.D72]-[.B72]" table:style-name="ce1">
            <text:p>2390095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10,ALL,3942700,SPRING_MVC</text:p>
          </table:table-cell>
          <table:table-cell office:value-type="float" office:value="3900330" table:style-name="ce1">
            <text:p>3900330</text:p>
          </table:table-cell>
          <table:table-cell office:value-type="string" table:style-name="ce1">
            <text:p>300,8,10,ALL,110793700,WEB_FLUX</text:p>
          </table:table-cell>
          <table:table-cell office:value-type="float" office:value="128784550" table:style-name="ce1">
            <text:p>128784550</text:p>
          </table:table-cell>
          <table:table-cell office:value-type="float" office:value="124884220" table:formula="of:=[.D73]-[.B73]" table:style-name="ce1">
            <text:p>12488422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0,1,100,ALL,546268600,SPRING_MVC</text:p>
          </table:table-cell>
          <table:table-cell office:value-type="float" office:value="8274436" table:style-name="ce1">
            <text:p>8274436</text:p>
          </table:table-cell>
          <table:table-cell office:value-type="string" table:style-name="ce1">
            <text:p>300,1,100,ALL,676282800,WEB_FLUX</text:p>
          </table:table-cell>
          <table:table-cell office:value-type="float" office:value="147414080" table:style-name="ce1">
            <text:p>147414080</text:p>
          </table:table-cell>
          <table:table-cell office:value-type="float" office:value="139139644" table:formula="of:=[.D75]-[.B75]" table:style-name="ce1">
            <text:p>1391396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100,ALL,521780900,SPRING_MVC</text:p>
          </table:table-cell>
          <table:table-cell office:value-type="float" office:value="54926290" table:style-name="ce1">
            <text:p>54926290</text:p>
          </table:table-cell>
          <table:table-cell office:value-type="string" table:style-name="ce1">
            <text:p>300,2,100,ALL,900974500,WEB_FLUX</text:p>
          </table:table-cell>
          <table:table-cell office:value-type="float" office:value="203399630" table:style-name="ce1">
            <text:p>203399630</text:p>
          </table:table-cell>
          <table:table-cell office:value-type="float" office:value="148473340" table:formula="of:=[.D76]-[.B76]" table:style-name="ce1">
            <text:p>1484733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100,ALL,626194600,SPRING_MVC</text:p>
          </table:table-cell>
          <table:table-cell office:value-type="float" office:value="66422140" table:style-name="ce1">
            <text:p>66422140</text:p>
          </table:table-cell>
          <table:table-cell office:value-type="string" table:style-name="ce1">
            <text:p>300,4,100,ALL,720822000,WEB_FLUX</text:p>
          </table:table-cell>
          <table:table-cell office:value-type="float" office:value="281105950" table:style-name="ce1">
            <text:p>281105950</text:p>
          </table:table-cell>
          <table:table-cell office:value-type="float" office:value="214683810" table:formula="of:=[.D77]-[.B77]" table:style-name="ce1">
            <text:p>2146838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100,ALL,4200600,SPRING_MVC</text:p>
          </table:table-cell>
          <table:table-cell office:value-type="float" office:value="3751920" table:style-name="ce1">
            <text:p>3751920</text:p>
          </table:table-cell>
          <table:table-cell office:value-type="string" table:style-name="ce1">
            <text:p>300,8,100,ALL,159997100,WEB_FLUX</text:p>
          </table:table-cell>
          <table:table-cell office:value-type="float" office:value="152494490" table:style-name="ce1">
            <text:p>152494490</text:p>
          </table:table-cell>
          <table:table-cell office:value-type="float" office:value="148742570" table:formula="of:=[.D78]-[.B78]" table:style-name="ce1">
            <text:p>148742570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REAT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0,1,1,CREATE,1201276600,WEB_FLUX</text:p>
          </table:table-cell>
          <table:table-cell office:value-type="float" office:value="204529420" table:style-name="ce1">
            <text:p>20452942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500,1,1,DELETE_ALL,737097900,WEB_FLUX</text:p>
          </table:table-cell>
          <table:table-cell office:value-type="float" office:value="128320910" table:style-name="ce1">
            <text:p>12832091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,1,1,DELETE_ALL,758070600,WEB_FLUX</text:p>
          </table:table-cell>
          <table:table-cell table:number-columns-repeated="16383" table:style-name="ce1"/>
        </table:table-row>
        <table:table-row table:number-rows-repeated="1048489" table:style-name="ro1">
          <table:table-cell table:number-columns-repeated="16384"/>
        </table:table-row>
      </table:table>
      <table:table table:name="Blad1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1">
            <text:p>Experimen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SPRING_MVC(300,1,All)</text:p>
          </table:table-cell>
          <table:table-cell office:value-type="string" table:style-name="ce1">
            <text:p>WEB_FLUX</text:p>
          </table:table-cell>
          <table:table-cell table:number-columns-repeated="16382" table:style-name="ce1"/>
        </table:table-row>
        <table:table-row table:style-name="ro1">
          <table:table-cell office:value-type="float" office:value="95922730" table:style-name="ce1">
            <text:p>95922730</text:p>
          </table:table-cell>
          <table:table-cell office:value-type="float" office:value="135488090" table:style-name="ce1">
            <text:p>135488090</text:p>
          </table:table-cell>
          <table:table-cell office:value-type="string" table:style-name="ce1">
            <text:p>300,1,1,ALL,730029200,WEB_FLUX</text:p>
          </table:table-cell>
          <table:table-cell office:value-type="float" office:value="135488090" table:style-name="ce1">
            <text:p>135488090</text:p>
          </table:table-cell>
          <table:table-cell office:value-type="float" office:value="0" table:formula="of:=[.D5]-[.B5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1024220" table:style-name="ce1">
            <text:p>71024220</text:p>
          </table:table-cell>
          <table:table-cell office:value-type="float" office:value="283262490" table:style-name="ce1">
            <text:p>283262490</text:p>
          </table:table-cell>
          <table:table-cell office:value-type="string" table:style-name="ce1">
            <text:p>300,1,2,ALL,2133625600,WEB_FLUX</text:p>
          </table:table-cell>
          <table:table-cell office:value-type="float" office:value="283262490" table:style-name="ce1">
            <text:p>283262490</text:p>
          </table:table-cell>
          <table:table-cell office:value-type="float" office:value="0" table:formula="of:=[.D6]-[.B6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7903090" table:style-name="ce1">
            <text:p>67903090</text:p>
          </table:table-cell>
          <table:table-cell office:value-type="float" office:value="143295880" table:style-name="ce1">
            <text:p>143295880</text:p>
          </table:table-cell>
          <table:table-cell office:value-type="string" table:style-name="ce1">
            <text:p>300,1,4,ALL,740932400,WEB_FLUX</text:p>
          </table:table-cell>
          <table:table-cell office:value-type="float" office:value="143295880" table:style-name="ce1">
            <text:p>143295880</text:p>
          </table:table-cell>
          <table:table-cell office:value-type="float" office:value="0" table:formula="of:=[.D7]-[.B7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6760860" table:style-name="ce1">
            <text:p>66760860</text:p>
          </table:table-cell>
          <table:table-cell office:value-type="float" office:value="158896270" table:style-name="ce1">
            <text:p>158896270</text:p>
          </table:table-cell>
          <table:table-cell office:value-type="string" table:style-name="ce1">
            <text:p>300,1,16,ALL,727297000,WEB_FLUX</text:p>
          </table:table-cell>
          <table:table-cell office:value-type="float" office:value="158896270" table:style-name="ce1">
            <text:p>158896270</text:p>
          </table:table-cell>
          <table:table-cell office:value-type="float" office:value="0" table:formula="of:=[.D8]-[.B8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206050" table:style-name="ce1">
            <text:p>58206050</text:p>
          </table:table-cell>
          <table:table-cell office:value-type="float" office:value="180567230" table:style-name="ce1">
            <text:p>180567230</text:p>
          </table:table-cell>
          <table:table-cell office:value-type="string" table:style-name="ce1">
            <text:p>300,1,32,ALL,740050000,WEB_FLUX</text:p>
          </table:table-cell>
          <table:table-cell office:value-type="float" office:value="180567230" table:style-name="ce1">
            <text:p>180567230</text:p>
          </table:table-cell>
          <table:table-cell office:value-type="float" office:value="0" table:formula="of:=[.D9]-[.B9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599110" table:style-name="ce1">
            <text:p>55599110</text:p>
          </table:table-cell>
          <table:table-cell office:value-type="float" office:value="157893980" table:style-name="ce1">
            <text:p>157893980</text:p>
          </table:table-cell>
          <table:table-cell office:value-type="string" table:style-name="ce1">
            <text:p>300,1,64,ALL,739221800,WEB_FLUX</text:p>
          </table:table-cell>
          <table:table-cell office:value-type="float" office:value="157893980" table:style-name="ce1">
            <text:p>157893980</text:p>
          </table:table-cell>
          <table:table-cell office:value-type="float" office:value="0" table:formula="of:=[.D10]-[.B10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4379450" table:style-name="ce1">
            <text:p>54379450</text:p>
          </table:table-cell>
          <table:table-cell office:value-type="float" office:value="153745980" table:style-name="ce1">
            <text:p>153745980</text:p>
          </table:table-cell>
          <table:table-cell office:value-type="string" table:style-name="ce1">
            <text:p>300,1,128,ALL,713050000,WEB_FLUX</text:p>
          </table:table-cell>
          <table:table-cell office:value-type="float" office:value="153745980" table:style-name="ce1">
            <text:p>153745980</text:p>
          </table:table-cell>
          <table:table-cell office:value-type="float" office:value="0" table:formula="of:=[.D11]-[.B11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6291810" table:style-name="ce1">
            <text:p>56291810</text:p>
          </table:table-cell>
          <table:table-cell office:value-type="float" office:value="163211100" table:style-name="ce1">
            <text:p>163211100</text:p>
          </table:table-cell>
          <table:table-cell office:value-type="string" table:style-name="ce1">
            <text:p>300,1,256,ALL,745497100,WEB_FLUX</text:p>
          </table:table-cell>
          <table:table-cell office:value-type="float" office:value="163211100" table:style-name="ce1">
            <text:p>163211100</text:p>
          </table:table-cell>
          <table:table-cell office:value-type="float" office:value="0" table:formula="of:=[.D12]-[.B12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3199830" table:style-name="ce1">
            <text:p>53199830</text:p>
          </table:table-cell>
          <table:table-cell office:value-type="float" office:value="146869320" table:style-name="ce1">
            <text:p>146869320</text:p>
          </table:table-cell>
          <table:table-cell office:value-type="string" table:style-name="ce1">
            <text:p>300,1,512,ALL,738486500,WEB_FLUX</text:p>
          </table:table-cell>
          <table:table-cell office:value-type="float" office:value="146869320" table:style-name="ce1">
            <text:p>146869320</text:p>
          </table:table-cell>
          <table:table-cell office:value-type="float" office:value="0" table:formula="of:=[.D13]-[.B13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236070" table:style-name="ce1">
            <text:p>55236070</text:p>
          </table:table-cell>
          <table:table-cell office:value-type="float" office:value="149518080" table:style-name="ce1">
            <text:p>149518080</text:p>
          </table:table-cell>
          <table:table-cell office:value-type="string" table:style-name="ce1">
            <text:p>300,1,1024,ALL,715553000,WEB_FLUX</text:p>
          </table:table-cell>
          <table:table-cell office:value-type="float" office:value="149518080" table:style-name="ce1">
            <text:p>149518080</text:p>
          </table:table-cell>
          <table:table-cell office:value-type="float" office:value="0" table:formula="of:=[.D14]-[.B14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6966550" table:style-name="ce1">
            <text:p>56966550</text:p>
          </table:table-cell>
          <table:table-cell office:value-type="float" office:value="158434650" table:style-name="ce1">
            <text:p>158434650</text:p>
          </table:table-cell>
          <table:table-cell office:value-type="string" table:style-name="ce1">
            <text:p>300,1,5000,ALL,742885700,WEB_FLUX</text:p>
          </table:table-cell>
          <table:table-cell office:value-type="float" office:value="158434650" table:style-name="ce1">
            <text:p>158434650</text:p>
          </table:table-cell>
          <table:table-cell office:value-type="float" office:value="0" table:formula="of:=[.D15]-[.B15]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141670" table:style-name="ce1">
            <text:p>55141670</text:p>
          </table:table-cell>
          <table:table-cell office:value-type="float" office:value="155447480" table:style-name="ce1">
            <text:p>155447480</text:p>
          </table:table-cell>
          <table:table-cell office:value-type="string" table:style-name="ce1">
            <text:p>300,1,10000,ALL,716558000,WEB_FLUX</text:p>
          </table:table-cell>
          <table:table-cell office:value-type="float" office:value="155447480" table:style-name="ce1">
            <text:p>155447480</text:p>
          </table:table-cell>
          <table:table-cell office:value-type="float" office:value="0" table:formula="of:=[.D16]-[.B16]" table:style-name="ce1">
            <text:p>0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300,2,1,ALL,551815200,SPRING_MVC</text:p>
          </table:table-cell>
          <table:table-cell office:value-type="float" office:value="59934230" table:style-name="ce1">
            <text:p>59934230</text:p>
          </table:table-cell>
          <table:table-cell office:value-type="string" table:style-name="ce1">
            <text:p>300,2,1,ALL,923481600,WEB_FLUX</text:p>
          </table:table-cell>
          <table:table-cell office:value-type="float" office:value="241758300" table:style-name="ce1">
            <text:p>241758300</text:p>
          </table:table-cell>
          <table:table-cell office:value-type="float" office:value="181824070" table:formula="of:=[.D19]-[.B19]" table:style-name="ce1">
            <text:p>1818240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2,ALL,554649700,SPRING_MVC</text:p>
          </table:table-cell>
          <table:table-cell office:value-type="float" office:value="60298280" table:style-name="ce1">
            <text:p>60298280</text:p>
          </table:table-cell>
          <table:table-cell office:value-type="string" table:style-name="ce1">
            <text:p>300,2,2,ALL,749828700,WEB_FLUX</text:p>
          </table:table-cell>
          <table:table-cell office:value-type="float" office:value="259311790" table:style-name="ce1">
            <text:p>259311790</text:p>
          </table:table-cell>
          <table:table-cell office:value-type="float" office:value="199013510" table:formula="of:=[.D20]-[.B20]" table:style-name="ce1">
            <text:p>1990135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5,ALL,532925300,SPRING_MVC</text:p>
          </table:table-cell>
          <table:table-cell office:value-type="float" office:value="56394040" table:style-name="ce1">
            <text:p>56394040</text:p>
          </table:table-cell>
          <table:table-cell office:value-type="string" table:style-name="ce1">
            <text:p>300,2,5,ALL,614667900,WEB_FLUX</text:p>
          </table:table-cell>
          <table:table-cell office:value-type="float" office:value="169381220" table:style-name="ce1">
            <text:p>169381220</text:p>
          </table:table-cell>
          <table:table-cell office:value-type="float" office:value="112987180" table:formula="of:=[.D21]-[.B21]" table:style-name="ce1">
            <text:p>1129871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10,ALL,542078000,SPRING_MVC</text:p>
          </table:table-cell>
          <table:table-cell office:value-type="float" office:value="57285180" table:style-name="ce1">
            <text:p>57285180</text:p>
          </table:table-cell>
          <table:table-cell office:value-type="string" table:style-name="ce1">
            <text:p>300,2,10,ALL,750160700,WEB_FLUX</text:p>
          </table:table-cell>
          <table:table-cell office:value-type="float" office:value="186186880" table:style-name="ce1">
            <text:p>186186880</text:p>
          </table:table-cell>
          <table:table-cell office:value-type="float" office:value="128901700" table:formula="of:=[.D22]-[.B22]" table:style-name="ce1">
            <text:p>1289017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100,ALL,551558100,SPRING_MVC</text:p>
          </table:table-cell>
          <table:table-cell office:value-type="float" office:value="57882990" table:style-name="ce1">
            <text:p>57882990</text:p>
          </table:table-cell>
          <table:table-cell office:value-type="string" table:style-name="ce1">
            <text:p>300,2,100,ALL,747111500,WEB_FLUX</text:p>
          </table:table-cell>
          <table:table-cell office:value-type="float" office:value="171523980" table:style-name="ce1">
            <text:p>171523980</text:p>
          </table:table-cell>
          <table:table-cell office:value-type="float" office:value="113640990" table:formula="of:=[.D23]-[.B23]" table:style-name="ce1">
            <text:p>1136409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500,ALL,560478300,SPRING_MVC</text:p>
          </table:table-cell>
          <table:table-cell office:value-type="float" office:value="59472990" table:style-name="ce1">
            <text:p>59472990</text:p>
          </table:table-cell>
          <table:table-cell office:value-type="string" table:style-name="ce1">
            <text:p>300,2,500,ALL,907012800,WEB_FLUX</text:p>
          </table:table-cell>
          <table:table-cell office:value-type="float" office:value="187246290" table:style-name="ce1">
            <text:p>187246290</text:p>
          </table:table-cell>
          <table:table-cell office:value-type="float" office:value="127773300" table:formula="of:=[.D24]-[.B24]" table:style-name="ce1">
            <text:p>1277733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1000,ALL,563255400,SPRING_MVC</text:p>
          </table:table-cell>
          <table:table-cell office:value-type="float" office:value="59785890" table:style-name="ce1">
            <text:p>59785890</text:p>
          </table:table-cell>
          <table:table-cell office:value-type="string" table:style-name="ce1">
            <text:p>300,2,1000,ALL,786790800,WEB_FLUX</text:p>
          </table:table-cell>
          <table:table-cell office:value-type="float" office:value="232813720" table:style-name="ce1">
            <text:p>232813720</text:p>
          </table:table-cell>
          <table:table-cell office:value-type="float" office:value="173027830" table:formula="of:=[.D25]-[.B25]" table:style-name="ce1">
            <text:p>1730278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10000,ALL,586642800,SPRING_MVC</text:p>
          </table:table-cell>
          <table:table-cell office:value-type="float" office:value="62235090" table:style-name="ce1">
            <text:p>62235090</text:p>
          </table:table-cell>
          <table:table-cell office:value-type="string" table:style-name="ce1">
            <text:p>300,2,10000,ALL,926261200,WEB_FLUX</text:p>
          </table:table-cell>
          <table:table-cell office:value-type="float" office:value="252298750" table:style-name="ce1">
            <text:p>252298750</text:p>
          </table:table-cell>
          <table:table-cell office:value-type="float" office:value="190063660" table:formula="of:=[.D26]-[.B26]" table:style-name="ce1">
            <text:p>19006366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0,4,1,ALL,665913000,SPRING_MVC</text:p>
          </table:table-cell>
          <table:table-cell office:value-type="float" office:value="71573550" table:style-name="ce1">
            <text:p>71573550</text:p>
          </table:table-cell>
          <table:table-cell office:value-type="string" table:style-name="ce1">
            <text:p>300,4,1,ALL,1088486900,WEB_FLUX</text:p>
          </table:table-cell>
          <table:table-cell office:value-type="float" office:value="382321520" table:style-name="ce1">
            <text:p>382321520</text:p>
          </table:table-cell>
          <table:table-cell office:value-type="float" office:value="310747970" table:formula="of:=[.D28]-[.B28]" table:style-name="ce1">
            <text:p>3107479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2,ALL,604904700,SPRING_MVC</text:p>
          </table:table-cell>
          <table:table-cell office:value-type="float" office:value="65524200" table:style-name="ce1">
            <text:p>65524200</text:p>
          </table:table-cell>
          <table:table-cell office:value-type="string" table:style-name="ce1">
            <text:p>300,4,2,ALL,896619800,WEB_FLUX</text:p>
          </table:table-cell>
          <table:table-cell office:value-type="float" office:value="364366490" table:style-name="ce1">
            <text:p>364366490</text:p>
          </table:table-cell>
          <table:table-cell office:value-type="float" office:value="298842290" table:formula="of:=[.D29]-[.B29]" table:style-name="ce1">
            <text:p>2988422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5,ALL,583727100,SPRING_MVC</text:p>
          </table:table-cell>
          <table:table-cell office:value-type="float" office:value="61634200" table:style-name="ce1">
            <text:p>61634200</text:p>
          </table:table-cell>
          <table:table-cell office:value-type="string" table:style-name="ce1">
            <text:p>300,4,5,ALL,768664800,WEB_FLUX</text:p>
          </table:table-cell>
          <table:table-cell office:value-type="float" office:value="248920730" table:style-name="ce1">
            <text:p>248920730</text:p>
          </table:table-cell>
          <table:table-cell office:value-type="float" office:value="187286530" table:formula="of:=[.D30]-[.B30]" table:style-name="ce1">
            <text:p>1872865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10,ALL,576388700,SPRING_MVC</text:p>
          </table:table-cell>
          <table:table-cell office:value-type="float" office:value="61299110" table:style-name="ce1">
            <text:p>61299110</text:p>
          </table:table-cell>
          <table:table-cell office:value-type="string" table:style-name="ce1">
            <text:p>300,4,10,ALL,947038400,WEB_FLUX</text:p>
          </table:table-cell>
          <table:table-cell office:value-type="float" office:value="280580250" table:style-name="ce1">
            <text:p>280580250</text:p>
          </table:table-cell>
          <table:table-cell office:value-type="float" office:value="219281140" table:formula="of:=[.D31]-[.B31]" table:style-name="ce1">
            <text:p>2192811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100,ALL,563730200,SPRING_MVC</text:p>
          </table:table-cell>
          <table:table-cell office:value-type="float" office:value="60553050" table:style-name="ce1">
            <text:p>60553050</text:p>
          </table:table-cell>
          <table:table-cell office:value-type="string" table:style-name="ce1">
            <text:p>300,4,100,ALL,959522600,WEB_FLUX</text:p>
          </table:table-cell>
          <table:table-cell office:value-type="float" office:value="253449740" table:style-name="ce1">
            <text:p>253449740</text:p>
          </table:table-cell>
          <table:table-cell office:value-type="float" office:value="192896690" table:formula="of:=[.D32]-[.B32]" table:style-name="ce1">
            <text:p>1928966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500,ALL,637307900,SPRING_MVC</text:p>
          </table:table-cell>
          <table:table-cell office:value-type="float" office:value="67766990" table:style-name="ce1">
            <text:p>67766990</text:p>
          </table:table-cell>
          <table:table-cell office:value-type="string" table:style-name="ce1">
            <text:p>300,4,500,ALL,948538800,WEB_FLUX</text:p>
          </table:table-cell>
          <table:table-cell office:value-type="float" office:value="246283280" table:style-name="ce1">
            <text:p>246283280</text:p>
          </table:table-cell>
          <table:table-cell office:value-type="float" office:value="178516290" table:formula="of:=[.D33]-[.B33]" table:style-name="ce1">
            <text:p>1785162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1000,ALL,720090000,SPRING_MVC</text:p>
          </table:table-cell>
          <table:table-cell office:value-type="float" office:value="76248510" table:style-name="ce1">
            <text:p>76248510</text:p>
          </table:table-cell>
          <table:table-cell office:value-type="string" table:style-name="ce1">
            <text:p>300,4,1000,ALL,754892700,WEB_FLUX</text:p>
          </table:table-cell>
          <table:table-cell office:value-type="float" office:value="292395440" table:style-name="ce1">
            <text:p>292395440</text:p>
          </table:table-cell>
          <table:table-cell office:value-type="float" office:value="216146930" table:formula="of:=[.D34]-[.B34]" table:style-name="ce1">
            <text:p>2161469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10000,ALL,739035000,SPRING_MVC</text:p>
          </table:table-cell>
          <table:table-cell office:value-type="float" office:value="78343930" table:style-name="ce1">
            <text:p>78343930</text:p>
          </table:table-cell>
          <table:table-cell office:value-type="string" table:style-name="ce1">
            <text:p>300,4,10000,ALL,1034513000,WEB_FLUX</text:p>
          </table:table-cell>
          <table:table-cell office:value-type="float" office:value="274132830" table:style-name="ce1">
            <text:p>274132830</text:p>
          </table:table-cell>
          <table:table-cell office:value-type="float" office:value="195788900" table:formula="of:=[.D35]-[.B35]" table:style-name="ce1">
            <text:p>1957889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0,8,1,ALL,6232700,SPRING_MVC</text:p>
          </table:table-cell>
          <table:table-cell office:value-type="float" office:value="4551250" table:style-name="ce1">
            <text:p>4551250</text:p>
          </table:table-cell>
          <table:table-cell office:value-type="string" table:style-name="ce1">
            <text:p>300,8,1,ALL,75523800,WEB_FLUX</text:p>
          </table:table-cell>
          <table:table-cell office:value-type="float" office:value="88973850" table:style-name="ce1">
            <text:p>88973850</text:p>
          </table:table-cell>
          <table:table-cell office:value-type="float" office:value="84422600" table:formula="of:=[.D37]-[.B37]" table:style-name="ce1">
            <text:p>844226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2,ALL,3770000,SPRING_MVC</text:p>
          </table:table-cell>
          <table:table-cell office:value-type="float" office:value="5108780" table:style-name="ce1">
            <text:p>5108780</text:p>
          </table:table-cell>
          <table:table-cell office:value-type="string" table:style-name="ce1">
            <text:p>300,8,2,ALL,202393000,WEB_FLUX</text:p>
          </table:table-cell>
          <table:table-cell office:value-type="float" office:value="148441300" table:style-name="ce1">
            <text:p>148441300</text:p>
          </table:table-cell>
          <table:table-cell office:value-type="float" office:value="143332520" table:formula="of:=[.D38]-[.B38]" table:style-name="ce1">
            <text:p>1433325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5,ALL,3299800,SPRING_MVC</text:p>
          </table:table-cell>
          <table:table-cell office:value-type="float" office:value="3827180" table:style-name="ce1">
            <text:p>3827180</text:p>
          </table:table-cell>
          <table:table-cell office:value-type="string" table:style-name="ce1">
            <text:p>300,8,5,ALL,207632100,WEB_FLUX</text:p>
          </table:table-cell>
          <table:table-cell office:value-type="float" office:value="171683220" table:style-name="ce1">
            <text:p>171683220</text:p>
          </table:table-cell>
          <table:table-cell office:value-type="float" office:value="167856040" table:formula="of:=[.D39]-[.B39]" table:style-name="ce1">
            <text:p>1678560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10,ALL,2914900,SPRING_MVC</text:p>
          </table:table-cell>
          <table:table-cell office:value-type="float" office:value="4057690" table:style-name="ce1">
            <text:p>4057690</text:p>
          </table:table-cell>
          <table:table-cell office:value-type="string" table:style-name="ce1">
            <text:p>300,8,10,ALL,144726100,WEB_FLUX</text:p>
          </table:table-cell>
          <table:table-cell office:value-type="float" office:value="154749240" table:style-name="ce1">
            <text:p>154749240</text:p>
          </table:table-cell>
          <table:table-cell office:value-type="float" office:value="150691550" table:formula="of:=[.D40]-[.B40]" table:style-name="ce1">
            <text:p>1506915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100,ALL,3024100,SPRING_MVC</text:p>
          </table:table-cell>
          <table:table-cell office:value-type="float" office:value="3313760" table:style-name="ce1">
            <text:p>3313760</text:p>
          </table:table-cell>
          <table:table-cell office:value-type="string" table:style-name="ce1">
            <text:p>300,8,100,ALL,143026800,WEB_FLUX</text:p>
          </table:table-cell>
          <table:table-cell office:value-type="float" office:value="167566320" table:style-name="ce1">
            <text:p>167566320</text:p>
          </table:table-cell>
          <table:table-cell office:value-type="float" office:value="164252560" table:formula="of:=[.D41]-[.B41]" table:style-name="ce1">
            <text:p>1642525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500,ALL,5245700,SPRING_MVC</text:p>
          </table:table-cell>
          <table:table-cell office:value-type="float" office:value="4455120" table:style-name="ce1">
            <text:p>4455120</text:p>
          </table:table-cell>
          <table:table-cell office:value-type="string" table:style-name="ce1">
            <text:p>300,8,500,ALL,122313900,WEB_FLUX</text:p>
          </table:table-cell>
          <table:table-cell office:value-type="float" office:value="160630250" table:style-name="ce1">
            <text:p>160630250</text:p>
          </table:table-cell>
          <table:table-cell office:value-type="float" office:value="156175130" table:formula="of:=[.D42]-[.B42]" table:style-name="ce1">
            <text:p>1561751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1000,ALL,3753100,SPRING_MVC</text:p>
          </table:table-cell>
          <table:table-cell office:value-type="float" office:value="3881680" table:style-name="ce1">
            <text:p>3881680</text:p>
          </table:table-cell>
          <table:table-cell office:value-type="string" table:style-name="ce1">
            <text:p>300,8,1000,ALL,150562500,WEB_FLUX</text:p>
          </table:table-cell>
          <table:table-cell office:value-type="float" office:value="135503150" table:style-name="ce1">
            <text:p>135503150</text:p>
          </table:table-cell>
          <table:table-cell office:value-type="float" office:value="131621470" table:formula="of:=[.D43]-[.B43]" table:style-name="ce1">
            <text:p>13162147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10000,ALL,3559800,SPRING_MVC</text:p>
          </table:table-cell>
          <table:table-cell office:value-type="float" office:value="4113710" table:style-name="ce1">
            <text:p>4113710</text:p>
          </table:table-cell>
          <table:table-cell office:value-type="string" table:style-name="ce1">
            <text:p>300,8,10000,ALL,100055100,WEB_FLUX</text:p>
          </table:table-cell>
          <table:table-cell office:value-type="float" office:value="146554690" table:style-name="ce1">
            <text:p>146554690</text:p>
          </table:table-cell>
          <table:table-cell office:value-type="float" office:value="142440980" table:formula="of:=[.D44]-[.B44]" table:style-name="ce1">
            <text:p>14244098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read test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300,1,10,ALL,559895400,SPRING_MVC</text:p>
          </table:table-cell>
          <table:table-cell office:value-type="float" office:value="59086600" table:style-name="ce1">
            <text:p>59086600</text:p>
          </table:table-cell>
          <table:table-cell office:value-type="string" table:style-name="ce1">
            <text:p>300,1,10,ALL,714139500,WEB_FLUX</text:p>
          </table:table-cell>
          <table:table-cell office:value-type="float" office:value="278130105" table:style-name="ce1">
            <text:p>278130105</text:p>
          </table:table-cell>
          <table:table-cell office:value-type="float" office:value="219043505" table:formula="of:=[.D49]-[.B49]" table:style-name="ce1">
            <text:p>2190435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10,ALL,569476200,SPRING_MVC</text:p>
          </table:table-cell>
          <table:table-cell office:value-type="float" office:value="59922410" table:style-name="ce1">
            <text:p>59922410</text:p>
          </table:table-cell>
          <table:table-cell office:value-type="string" table:style-name="ce1">
            <text:p>300,2,10,ALL,713206600,WEB_FLUX</text:p>
          </table:table-cell>
          <table:table-cell office:value-type="float" office:value="172693360" table:style-name="ce1">
            <text:p>172693360</text:p>
          </table:table-cell>
          <table:table-cell office:value-type="float" office:value="112770950" table:formula="of:=[.D50]-[.B50]" table:style-name="ce1">
            <text:p>1127709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10,ALL,585496200,SPRING_MVC</text:p>
          </table:table-cell>
          <table:table-cell office:value-type="float" office:value="62276630" table:style-name="ce1">
            <text:p>62276630</text:p>
          </table:table-cell>
          <table:table-cell office:value-type="string" table:style-name="ce1">
            <text:p>300,4,10,ALL,1062792900,WEB_FLUX</text:p>
          </table:table-cell>
          <table:table-cell office:value-type="float" office:value="301286220" table:style-name="ce1">
            <text:p>301286220</text:p>
          </table:table-cell>
          <table:table-cell office:value-type="float" office:value="239009590" table:formula="of:=[.D51]-[.B51]" table:style-name="ce1">
            <text:p>2390095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10,ALL,3942700,SPRING_MVC</text:p>
          </table:table-cell>
          <table:table-cell office:value-type="float" office:value="3900330" table:style-name="ce1">
            <text:p>3900330</text:p>
          </table:table-cell>
          <table:table-cell office:value-type="string" table:style-name="ce1">
            <text:p>300,8,10,ALL,110793700,WEB_FLUX</text:p>
          </table:table-cell>
          <table:table-cell office:value-type="float" office:value="128784550" table:style-name="ce1">
            <text:p>128784550</text:p>
          </table:table-cell>
          <table:table-cell office:value-type="float" office:value="124884220" table:formula="of:=[.D52]-[.B52]" table:style-name="ce1">
            <text:p>12488422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00,1,100,ALL,546268600,SPRING_MVC</text:p>
          </table:table-cell>
          <table:table-cell office:value-type="float" office:value="8274436" table:style-name="ce1">
            <text:p>8274436</text:p>
          </table:table-cell>
          <table:table-cell office:value-type="string" table:style-name="ce1">
            <text:p>300,1,100,ALL,676282800,WEB_FLUX</text:p>
          </table:table-cell>
          <table:table-cell office:value-type="float" office:value="147414080" table:style-name="ce1">
            <text:p>147414080</text:p>
          </table:table-cell>
          <table:table-cell office:value-type="float" office:value="139139644" table:formula="of:=[.D54]-[.B54]" table:style-name="ce1">
            <text:p>1391396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2,100,ALL,521780900,SPRING_MVC</text:p>
          </table:table-cell>
          <table:table-cell office:value-type="float" office:value="54926290" table:style-name="ce1">
            <text:p>54926290</text:p>
          </table:table-cell>
          <table:table-cell office:value-type="string" table:style-name="ce1">
            <text:p>300,2,100,ALL,900974500,WEB_FLUX</text:p>
          </table:table-cell>
          <table:table-cell office:value-type="float" office:value="203399630" table:style-name="ce1">
            <text:p>203399630</text:p>
          </table:table-cell>
          <table:table-cell office:value-type="float" office:value="148473340" table:formula="of:=[.D55]-[.B55]" table:style-name="ce1">
            <text:p>1484733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4,100,ALL,626194600,SPRING_MVC</text:p>
          </table:table-cell>
          <table:table-cell office:value-type="float" office:value="66422140" table:style-name="ce1">
            <text:p>66422140</text:p>
          </table:table-cell>
          <table:table-cell office:value-type="string" table:style-name="ce1">
            <text:p>300,4,100,ALL,720822000,WEB_FLUX</text:p>
          </table:table-cell>
          <table:table-cell office:value-type="float" office:value="281105950" table:style-name="ce1">
            <text:p>281105950</text:p>
          </table:table-cell>
          <table:table-cell office:value-type="float" office:value="214683810" table:formula="of:=[.D56]-[.B56]" table:style-name="ce1">
            <text:p>2146838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,8,100,ALL,4200600,SPRING_MVC</text:p>
          </table:table-cell>
          <table:table-cell office:value-type="float" office:value="3751920" table:style-name="ce1">
            <text:p>3751920</text:p>
          </table:table-cell>
          <table:table-cell office:value-type="string" table:style-name="ce1">
            <text:p>300,8,100,ALL,159997100,WEB_FLUX</text:p>
          </table:table-cell>
          <table:table-cell office:value-type="float" office:value="152494490" table:style-name="ce1">
            <text:p>152494490</text:p>
          </table:table-cell>
          <table:table-cell office:value-type="float" office:value="148742570" table:formula="of:=[.D57]-[.B57]" table:style-name="ce1">
            <text:p>148742570</text:p>
          </table:table-cell>
          <table:table-cell table:number-columns-repeated="16379"/>
        </table:table-row>
        <table:table-row table:number-rows-repeated="104851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Eyuel T</meta:initial-creator>
    <dc:creator>Eyuel T</dc:creator>
    <meta:creation-date>2022-06-08T08:58:42Z</meta:creation-date>
    <dc:date>2022-06-08T14:02:25Z</dc:date>
  </office:meta>
</office:document-meta>
</file>